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1cm"/>
    </style:style>
    <style:style style:name="co2" style:family="table-column">
      <style:table-column-properties fo:break-before="auto" style:column-width="19.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471f"/>
    </style:style>
    <style:style style:name="ce2" style:family="table-cell" style:parent-style-name="Default">
      <style:table-cell-properties fo:border="0.06pt solid #dddddd"/>
    </style:style>
    <style:style style:name="ce3" style:family="table-cell" style:parent-style-name="Default">
      <style:table-cell-properties fo:background-color="#eeeeee" fo:border="0.06pt solid #dddddd"/>
    </style:style>
    <style:style style:name="ce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NUCLEO</text:p>
          </table:table-cell>
          <table:table-cell table:style-name="ce1" office:value-type="string" calcext:value-type="string">
            <text:p>TIPO DE AÇÃO (SERÁ CONSIDERADA A BASE DE NOSSAS PALAVRAS-CHAVE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INVESTIGAÇÃO DE PATERN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AVRATURA DE REGIST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DIVÓRCIO LITIGIOS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EXECUÇÃO DE ALIM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USUCAPI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CUMPRIMENTO DE SENTENÇ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ÇÃO DE GUAR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DO CÓDIGO DE TRÂNSITO BRASILEI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DO ESTATUTO DO DESARM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ÇÃO DE ALIM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EMBARGOS À EXECU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PRATICADOS POR ORGANIZAÇÕES CRIMINOS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DIVERS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ROUB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CONTRA O PATRIMÔN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DE TRÁFICO DE DROG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OBRIGAÇÃO DE FAZ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EXECUÇÃO PEN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MENTOS E GUAR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ONTATO COM FAMILIA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INTEGRAÇÃO DE POS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PETIÇÃO DE INDÉBITO IC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DE LESÕES CORPORA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EDIDA PROTETIVA EM DECORRÊNCIA DE VIOLÊNCIA DOMÉST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EXONERAÇÃO DE ALIM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INTERPRETAÇÃO / REVISÃO DE CONTRA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INDENIZ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FRALD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 DE HOMICÍ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LEITO DE UT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NEGATÓRIA DE PATERN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RECONHECIMENTO E DISSOLUÇÃO DA UNIÃO ESTÁV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ÇÃO ORDINÁ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OUTR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 DE AMEAÇ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ÇÃO DE SUPERENDIVID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ESTUP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OFÍC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LVARÁ JUDIC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INTERDIÇÃO/CURATE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ÇÃO REVISIONAL DE ALIMENTOS (REDUÇ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CONVERSÃO DE SEPARAÇÃO JUDICIAL EM DIVÓRC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PERDA OU SUSPENSÃO DO PODER FAMILI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SEPARAÇÃO JUDIC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ÇÃO REVISIONAL DE ALIMENTOS (MAJORAÇ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RIENT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MEDIC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CONTRA A LIBERDADE SEXU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FUR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OFERTA DE ALIM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CESSÕES</text:p>
          </table:table-cell>
          <table:table-cell table:style-name="ce2" office:value-type="string" calcext:value-type="string">
            <text:p>INVENTÁR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AÇÃO DIVERS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MEDICAMENTO FORA DA LISTA DO S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DIVÓRCIO CONSENSU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LIENAÇÃO FIDUNCIÁ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PARAÇÃO DE DAN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NUTENÇÃO DE POS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ONTRAVENÇÃO PEN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BUSCA E APREENSÃO DE MEN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AÇÃO SOCIOEDUCATIVA - APURAÇÃO DE ATO INFRACION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ÇÃO DE RESCISÃO DE CONTRA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EXECUÇÃO FISCAL DE DÍVIDA ATIV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PEDIDO DE MEDIDA DE PROTE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 RECEPT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PRECATÓ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ESBULHO / TURBAÇÃO / AMEAÇ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DIJ</text:p>
          </table:table-cell>
          <table:table-cell table:style-name="ce2" office:value-type="string" calcext:value-type="string">
            <text:p>ADO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ÇÃO DE REGULAMENTAÇÃO DO DIREITO DE VISIT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AGECE E ENEL - QUESTIONAMENTO VAL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DESPEJO POR FALTA DE INTERESSE NA LO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ETIFICAÇÃO DE REGISTRO CIV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AMBIENTA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HOMOLOGAÇÃO DE ACORDO EXTRAJUDIC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DEFEITO, NULIDADE OU ANUL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ÇÃO DE MODIFICAÇÃO DE GUAR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REVISIONAL EMPŔESTIMO CONSIGN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MENTOS (EXONERAÇ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ÇÃO CIVIL DIVERS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OBRANÇA DE ALUGUÉ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ÇÃO DECLARATÓRIA DE INEXIGILIDADE DE DÉB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CESSÕES</text:p>
          </table:table-cell>
          <table:table-cell table:style-name="ce2" office:value-type="string" calcext:value-type="string">
            <text:p>ARROLAMENTO SUMÁR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ONTATO COM ASSISTI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EXECUÇÃO DE TÍTUL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° GRAU</text:p>
          </table:table-cell>
          <table:table-cell table:style-name="ce2" office:value-type="string" calcext:value-type="string">
            <text:p>MANDADO DE SEGURANÇA OU OBRIGAÇÃO DE FAZER (CONCURSO PÚBLIC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FÍCIOS RECEBIDOS/ENVIADOS/OUTR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EVISIONAL DE CARTÃO DE CRÉD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SCISÃO DO CONTRATO E DEVOLUÇÃO DO DINHEI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CONTRA A ADMINISTRAÇÃO PÚBL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RECONHECIMENTO E DISSOLUÇÃO DA UNIÃO ESTÁVEL POST MORTE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EDIDO DE DESARQUIV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VÓRCIO CONSENSUAL COM BENS E COM FILHOS MEN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INVESTIGAÇÃO DE PATERNIDADE PÓS MORTE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CONTRA A FÉ PÚBL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AÇÃO COMINATÓ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SPONSABILIDADE CIV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DESTITUIÇÃO DE TUTELA / CURATE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BUSCA E APREENSÃO DE BENS DE USO PESSO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MONITÓ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DESAPROPRI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INFORMAÇÕES PROCESSUA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PLICAÇÃO DE MEDIDAS PROTETIVAS (ACOLHIMENTO INSTITUCIONAL, INTERNAÇÃO...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ÇÃO DE REGISTRO DE NASCIMENTO TAR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DESPEJO POR FALTA DE PAG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NULATÓRIA DE NEGÓCIO JURÍDIC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ENVIO DE OFÍC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VÓRCIO CONSENSUAL SEM BENS E SEM FILH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ÇÃO DE REGISTRO DE ÓBITO TAR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MENTOS (REVISÃO/REDUÇ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PERDAS E DAN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DESACA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VARÁ DE FGTS (ALIMENTO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SOLICITAÇÃO DE LEITO HOSPITAL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VALIAÇÃO COM ESPECIALISTA, CIRURGIA, EXAMES, PROCEDIMENTOS EM GERAL - PLANO DE 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ECONHECIMENTO DE PATERN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MENTOS GRAVÍDIC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IQUIDAÇÃO / CUMPRIMENTO / EXECU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BANCÁRI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DECLARATÓRIA DE NUL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MENTOS (FIXAÇÃO/REVISÃO/EXONERAÇ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DIJ</text:p>
          </table:table-cell>
          <table:table-cell table:style-name="ce2" office:value-type="string" calcext:value-type="string">
            <text:p>GUAR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MENTOS (FIXAÇÃO/OFERTA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ÇÃO DE ALIMENTOS AVOENG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CONTRA A PROPRIEDADE INTELECTU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AÇÃO CIVIL PÚBL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SUPRIMENTOS DE AUTORIZAÇÃO (VIAGEM, CASAMENTO SE O ADOLESCENTE ESTIVER EM SITUAÇÃO DE RISC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SOLICITAÇÃO DE TRANSFERÊNCIA HOSPITAL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NTERNAÇÃO COMPULSÓ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NUNCIAÇÃO DE OBRA NOV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DIREITO DO CONSUMID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RELAXAMENTO DE PRIS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LEVANTAMENTO DA INTERDIÇÃO/CURATE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ECLAMAÇÃO PRÉ-PROCESSU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DO ESTATUTO DO IDOS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OBRANÇA DE DÍVI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CONTRA A HON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PARTILHA DE BE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CARTÃO DE CRÉDITO CONSIGN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ONSIGNAÇÃO EM PAG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ALIMENTAÇÃO ESPECIAL - LEI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SUBSTITUIÇÃO DE CURAD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OBRIGAÇÃO DE NÃO FAZ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VÓRCIO CONSENSUAL SEM BENS E COM FILHOS MEN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CIDENTE DE TRÂNS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DANOS MORA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CILIAÇÃO/MEDIAÇÃ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SOLICITAÇÃO DE 2ª VIA DE CERTIDÃO DE ÓB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MEDICAMENTOS DISPONIBILIZADOS PELO S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ÚRI</text:p>
          </table:table-cell>
          <table:table-cell table:style-name="ce2" office:value-type="string" calcext:value-type="string">
            <text:p>CRIMES CONTRA A VI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VISIONAL EMPŔESTIMO PESSO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° GRAU</text:p>
          </table:table-cell>
          <table:table-cell table:style-name="ce2" office:value-type="string" calcext:value-type="string">
            <text:p>CIRURG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SOLICITAÇÃO DE CAMA E COLCHÃO HOSPITAL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DENÚNC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RIMES CONTRA A ORDEM TRIBUTÁ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SEXUAIS CONTRA VULNERÁV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ALIMENTAÇÃO ESPEC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DECLARATÓ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RIMES DO ESTATUTO DA CRIANÇA E DO ADOLESCEN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INADIMPLE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RIENTAÇÕES EM CASO DE AÇÕES JUDICIAIS REFERENTES A 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TUTE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° GRAU</text:p>
          </table:table-cell>
          <table:table-cell table:style-name="ce2" office:value-type="string" calcext:value-type="string">
            <text:p>CONCURSO PÚBLIC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LAUDO DE UT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VALIAÇÃO COM ESPECIALISTA - CONSULTAS ESPECIALIZAD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PRESTAÇÃO DE CONT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VISIONAL DE CONTRA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EXAMES/PROCEDIM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GUARDA (FIXAÇ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FRAUDE EM CONTRATO DE EMPRÉSTI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PROCEDIMENTOS EM G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° GRAU</text:p>
          </table:table-cell>
          <table:table-cell table:style-name="ce2" office:value-type="string" calcext:value-type="string">
            <text:p>INTERNAÇÃO HOSPITAL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INTI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AÇÃO DEMOLITÓ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AVRATURA DE REGISTRO DE ÓB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NFOR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IMISSÃO DE POS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IVINDICATÓRI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VAGA NA ESCO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LIMENTAÇÃO ESPECIAL - PLANO DE 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LTERAÇÃO DE PRENOME E GÊNE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OBRANÇA SEGU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EDI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TIFI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POSSE DE DROGAS PARA CONSUMO PESSO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APARELHO RESPIRATÓR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DJUDICAÇÃO COMPULSÓRI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ESSOAS JURÍDIC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PRÓTESE/ÓRTESE - MÉDICO DO S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EXIBIÇÃO DE DOCUM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CRIMES CONTRA A INCOLUMIDADE PÚBL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MENTOS (REVISÃO/MAJORAÇ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EGISTRO - OBSERVAÇÕES/ORIENTAÇÕ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UXÍLIO-DOENÇA ACIDENTÁR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VÓRCIO CONSENSUAL COM BENS E COM FILHOS MAI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OPOSI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EAJUSTE ABUSIVO EM PLANO DE 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NDADO DE SEGURANÇA (UBER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DISTRATO PRODUTO OU SERVIÇ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° GRAU</text:p>
          </table:table-cell>
          <table:table-cell table:style-name="ce2" office:value-type="string" calcext:value-type="string">
            <text:p>INTERNAÇÃO/MANUTENÇÃO DE INTERNAÇÃO/TRANSFERÊNCIA HOSPITAL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SOLICITAÇÃO DE INFORMAÇÕ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FISIOTERAPIA DOMICILI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STRATO DE COMPRA E VENDA DE IMÓVEL POR CULPA DO VENDED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TATO TELEFÔNICO COM A REDE DE SERVIÇ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LTERAÇÃO DE NO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QUEIXA - CR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VÓRCIO CONSENSUAL SEM BENS E COM FILHOS MAI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CADEIRA DE ROD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AJUSTES DE REMUN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UPRIMENTO DE ÓB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° GRAU</text:p>
          </table:table-cell>
          <table:table-cell table:style-name="ce2" office:value-type="string" calcext:value-type="string">
            <text:p>CONSULTA ESPECIALIZADA PARA TRAT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REVISIONAL DE FINANCIAMENTO DE VEÍCUL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ANCELAMENTO INDEVIDO DE PLANO DE 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DISTRATO DE COMPRA E VENDA DE IMÓVEL POR DESISTÊNC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ONSÓRC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ADJUDICAÇÃO COMPULSÓRIA (VENDEDOR FALECID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ABANDONO MATE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FRAUDE EM COMPRAS ATRAVÉS DE CAR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INVENTÁRIO NEGATIV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DOÇÃO DE MAI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LIBERAÇÃO DE CORP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ANCELAMENTO DE PROTESTO / SUSTAÇÃO DE PROTEST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COMPANH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TRATAMENTO EM HOME - CARE PLANO DE SAÚDE - PROFISSIONAIS DE 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RESPONSABILIDADE DA ADMINIST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VALIAÇÃO COM ESPECIALISTA, CIRURGIA, EXAMES, PROCEDIMENTOS EM G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BOMBA DE INSULIN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DISCUSSÃO DE CASO COM DEFENS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DESPACHO DE EXPEDIEN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SOLICITAÇÃO DE 2ª VIA DE CERTIDÃO DE NASCI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RECONHECIMENTO DE MATERN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RESTITUIÇÃO DE BEM APREENDI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ÇÕES ENVOLVENDO VEÍCULOS NÃO TRANSFERIDO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2ª VIA DE DOCUMENT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SEGUNDA VIA DE DOCUM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SERVIÇOS HOSPITALA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INSULINA E INSUM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ALIENAÇÃO PARENTA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SOLICITAÇÃO DE INTERNAÇÃO HOSPITAL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GUARDA (REVISÃ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EDIDO DE EFEITO SUSPENSIVO À APEL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° GRAU</text:p>
          </table:table-cell>
          <table:table-cell table:style-name="ce2" office:value-type="string" calcext:value-type="string">
            <text:p>MARCAÇÃO DE CONSUL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ZENDA PÚBLICA</text:p>
          </table:table-cell>
          <table:table-cell table:style-name="ce2" office:value-type="string" calcext:value-type="string">
            <text:p>AÇÃO PENSÃO POR MOR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MPOST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CIDENTE DE INSANIDADE MENTA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ROCEDIMENTO PRÓTESE FÍSIC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COIS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EFINANCIAMENTO EMPRÉSTIMO NÃO AUTORIZ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OLICITAÇÃO ADMINISTRATIV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NTERNAÇÃO TRAT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MEMORAN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ESTUDO SOC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ÂNCIA E JUVENTUDE</text:p>
          </table:table-cell>
          <table:table-cell table:style-name="ce2" office:value-type="string" calcext:value-type="string">
            <text:p>MATERIAL EM G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DISTRATO DE CONSÓRCIO COM DEVOLUÇÃO DE VAL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OLICITAÇÃO DE 2ª VIA DE CERTIDÃO DE CASAMENT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PARELHO AUDITIV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CIRURGIA - PLANO DE 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ÓCULOS DE GRAU/LENT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PROFISSIONAIS DE SAÚDE PEDIDO DO SERVIÇO DE ATENDIMENTO DOMICILIAR (PA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MINAL</text:p>
          </table:table-cell>
          <table:table-cell table:style-name="ce2" office:value-type="string" calcext:value-type="string">
            <text:p>ADIMPLEMENTO E EXTIN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CPAP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PARELHO ODONTOLÓGIC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OXIGENOTERAPIA HIPERBÁR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ÍVEL</text:p>
          </table:table-cell>
          <table:table-cell table:style-name="ce2" office:value-type="string" calcext:value-type="string">
            <text:p>VÍCIO DO PRODUT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SICOLOG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LUCENTIS INICIAR TRAT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ÍLIA</text:p>
          </table:table-cell>
          <table:table-cell table:style-name="ce2" office:value-type="string" calcext:value-type="string">
            <text:p>CONVIVÊNCIA PARENTAL (AVÓS, TIOS, ETC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SA</text:p>
          </table:table-cell>
          <table:table-cell table:style-name="ce2" office:value-type="string" calcext:value-type="string">
            <text:p>LUCENTIS CONTINUAR TRATA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DECON</text:p>
          </table:table-cell>
          <table:table-cell table:style-name="ce2" office:value-type="string" calcext:value-type="string">
            <text:p>REEMBOLSO DE PROCEDIMENTO NÃO AUTORIZADO - PLANO DE SAÚD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Medida Protetiva de Acolhimento</text:p>
          </table:table-cell>
          <table:table-cell table:style-name="ce4" office:value-type="string" calcext:value-type="string" table:number-columns-spanned="4" table:number-rows-spanned="20">
            <text:p>Nos casos envolvendo o NADIJ, o tipo de ação deve conter a palavra-chave: <text:span text:style-name="T1">criança e/ou adolescente</text:span>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ADPF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Busca e Apreensã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Cautelar Inominad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Apuração de Ato Infracional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Restituição do Poder Familiar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Execução de Medida Socioeducativ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Ação Penal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Carta Precatóri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Conflito de Competênci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Alimento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Suprimento de Registro de Nasciment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Regulamentação de Visita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Interdiçã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Providência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Apelaçã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Inventário e Partilh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Reparação de Dan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Pedido de Autorização de Viage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NADIJ</text:p>
          </table:table-cell>
          <table:table-cell table:style-name="ce3" office:value-type="string" calcext:value-type="string">
            <text:p>ACP</text:p>
          </table:table-cell>
          <table:covered-table-cell table:number-columns-repeated="4"/>
          <table:table-cell table:number-columns-repeated="1018"/>
        </table:table-row>
        <table:table-row table:style-name="ro1" table:visibility="collapse" table:number-rows-repeated="104828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0" loext:min-decimal-places="20" number:min-integer-digits="1"/>
    </number:number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04T11:59:33.788000000</meta:creation-date>
    <dc:date>2022-07-04T12:04:24.547000000</dc:date>
    <meta:editing-duration>PT4M51S</meta:editing-duration>
    <meta:editing-cycles>1</meta:editing-cycles>
    <meta:document-statistic meta:table-count="1" meta:cell-count="565" meta:object-count="0"/>
    <meta:generator>LibreOffice/6.3.4.2$Windows_X86_64 LibreOffice_project/60da17e045e08f1793c57c00ba83cdfce946d0aa</meta:generator>
  </office:meta>
</office:document-meta>
</file>